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ucida Sans1" svg:font-family="'Lucida Sans'" style:font-family-generic="swiss"/>
    <style:font-face style:name="Courier New" svg:font-family="'Courier New'"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181in" fo:margin-left="0in" table:align="left"/>
    </style:style>
    <style:style style:name="Table1.A" style:family="table-column">
      <style:table-column-properties style:column-width="1.7292in"/>
    </style:style>
    <style:style style:name="Table1.C" style:family="table-column">
      <style:table-column-properties style:column-width="1.7299in"/>
    </style:style>
    <style:style style:name="Table1.A1" style:family="table-cell">
      <style:table-cell-properties fo:padding-left="0.075in" fo:padding-right="0.075in" fo:padding-top="0in" fo:padding-bottom="0in" fo:border="none" style:writing-mode="lr-tb"/>
    </style:style>
    <style:style style:name="P1" style:family="paragraph" style:parent-style-name="Standard">
      <style:text-properties officeooo:paragraph-rsid="0020c7ad"/>
    </style:style>
    <style:style style:name="P2" style:family="paragraph" style:parent-style-name="Standard">
      <style:text-properties fo:font-weight="bold" officeooo:paragraph-rsid="0020c7ad" style:font-weight-asian="bold"/>
    </style:style>
    <style:style style:name="P3" style:family="paragraph" style:parent-style-name="Standard">
      <style:text-properties fo:font-weight="normal" officeooo:rsid="0022a0bb" officeooo:paragraph-rsid="0022a0bb" style:font-weight-asian="normal" style:font-weight-complex="normal"/>
    </style:style>
    <style:style style:name="P4" style:family="paragraph" style:parent-style-name="Standard">
      <style:text-properties fo:font-weight="normal" officeooo:rsid="0022a0bb" officeooo:paragraph-rsid="0023fb0d" style:font-weight-asian="normal" style:font-weight-complex="normal"/>
    </style:style>
    <style:style style:name="P5" style:family="paragraph" style:parent-style-name="Standard">
      <style:text-properties fo:font-weight="normal" officeooo:rsid="0023fb0d" officeooo:paragraph-rsid="0023fb0d" style:font-weight-asian="normal" style:font-weight-complex="normal"/>
    </style:style>
    <style:style style:name="P6" style:family="paragraph" style:parent-style-name="Standard">
      <style:text-properties fo:font-weight="normal" officeooo:rsid="0026baf2" officeooo:paragraph-rsid="002c0f4c" style:font-weight-asian="normal" style:font-weight-complex="normal"/>
    </style:style>
    <style:style style:name="P7" style:family="paragraph" style:parent-style-name="Standard">
      <style:text-properties fo:font-weight="normal" officeooo:rsid="002c0f4c" officeooo:paragraph-rsid="002c0f4c" style:font-weight-asian="normal" style:font-weight-complex="normal"/>
    </style:style>
    <style:style style:name="P8" style:family="paragraph" style:parent-style-name="Standard">
      <style:text-properties fo:font-weight="normal" officeooo:rsid="002e1e62" officeooo:paragraph-rsid="002e1e62" style:font-weight-asian="normal" style:font-weight-complex="normal"/>
    </style:style>
    <style:style style:name="P9" style:family="paragraph" style:parent-style-name="Standard">
      <style:text-properties fo:font-size="16pt" fo:font-weight="bold" officeooo:rsid="0022a0bb" officeooo:paragraph-rsid="0022a0bb" style:font-size-asian="16pt" style:font-weight-asian="bold" style:font-size-complex="16pt" style:font-weight-complex="bold"/>
    </style:style>
    <style:style style:name="P10" style:family="paragraph" style:parent-style-name="Standard">
      <style:text-properties style:font-name="Lucida Console" fo:font-size="10pt" fo:font-weight="normal" officeooo:rsid="0022a0bb" officeooo:paragraph-rsid="0023fb0d" style:font-size-asian="10pt" style:font-weight-asian="normal" style:font-size-complex="10pt" style:font-weight-complex="normal"/>
    </style:style>
    <style:style style:name="P11" style:family="paragraph" style:parent-style-name="Standard">
      <style:text-properties style:font-name="Lucida Console" fo:font-size="10pt" fo:font-weight="normal" officeooo:rsid="0023fb0d" officeooo:paragraph-rsid="0023fb0d" style:font-size-asian="10pt" style:font-weight-asian="normal" style:font-size-complex="10pt" style:font-weight-complex="normal"/>
    </style:style>
    <style:style style:name="P12" style:family="paragraph" style:parent-style-name="Standard">
      <style:text-properties style:font-name="Lucida Console" fo:font-size="10pt" fo:font-weight="normal" officeooo:rsid="002c0f4c" officeooo:paragraph-rsid="002c0f4c" style:font-size-asian="10pt" style:font-weight-asian="normal" style:font-size-complex="10pt" style:font-weight-complex="normal"/>
    </style:style>
    <style:style style:name="P13" style:family="paragraph" style:parent-style-name="Standard">
      <style:paragraph-properties fo:margin-left="0in" fo:margin-right="0in" fo:text-indent="0in" style:auto-text-indent="false"/>
      <style:text-properties officeooo:paragraph-rsid="0020c7ad"/>
    </style:style>
    <style:style style:name="P14" style:family="paragraph" style:parent-style-name="Standard" style:master-page-name="MP0">
      <style:paragraph-properties style:page-number="auto" fo:break-before="page"/>
      <style:text-properties officeooo:paragraph-rsid="0020c7ad"/>
    </style:style>
    <style:style style:name="P15" style:family="paragraph" style:parent-style-name="Standard" style:list-style-name="L1">
      <style:text-properties officeooo:paragraph-rsid="0020c7ad"/>
    </style:style>
    <style:style style:name="P16" style:family="paragraph" style:parent-style-name="Standard" style:list-style-name="L2">
      <style:text-properties officeooo:paragraph-rsid="0020c7ad"/>
    </style:style>
    <style:style style:name="P17" style:family="paragraph" style:parent-style-name="Standard">
      <style:text-properties fo:font-weight="bold" officeooo:paragraph-rsid="0020c7ad" style:font-weight-asian="bold"/>
    </style:style>
    <style:style style:name="P18" style:family="paragraph" style:parent-style-name="Standard">
      <style:text-properties fo:font-weight="normal" officeooo:rsid="002891e9" officeooo:paragraph-rsid="002c0f4c"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4" style:family="text">
      <style:text-properties officeooo:rsid="0022021c"/>
    </style:style>
    <style:style style:name="T5" style:family="text">
      <style:text-properties officeooo:rsid="0023fb0d"/>
    </style:style>
    <style:style style:name="T6" style:family="text">
      <style:text-properties officeooo:rsid="002891e9"/>
    </style:style>
    <style:style style:name="T7" style:family="text">
      <style:text-properties officeooo:rsid="002dade2"/>
    </style:style>
    <style:style style:name="T8" style:family="text">
      <style:text-properties officeooo:rsid="002e1e62"/>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Default_20_Paragraph_20_Font"><text:span text:style-name="T3">MERCHANT NODES</text:span></text:span></text:p>
      <text:p text:style-name="P1"/>
      <text:p text:style-name="P2">OVERVIEW:</text:p>
      <text:p text:style-name="P8">A quick note: The terms “vendor” and “merchant” are used interchably in this document.</text:p>
      <text:p text:style-name="P8"/>
      <text:p text:style-name="P1"><text:span text:style-name="Default_20_Paragraph_20_Font"><text:span text:style-name="T1">Merchant nodes</text:span></text:span> handle all speech events for npcs that interact regularly with players. bankers, stable masters, and all normal merchants are controlled under this system. These NPCs WILL NOT interact with players if they are not controlled by a merchant node.</text:p>
      <text:p text:style-name="P1"/>
      <text:p text:style-name="P1">Features:</text:p>
      <text:p text:style-name="P13"><text:span text:style-name="Default_20_Paragraph_20_Font"><text:span text:style-name="T1">Merchant nodes</text:span></text:span> control all vendor restocking, and will queue restock cycles so they do not happen all at once. Thus distributing system load over a longer period of time.</text:p>
      <text:p text:style-name="P13"/>
      <text:p text:style-name="P13"><text:span text:style-name="Default_20_Paragraph_20_Font"><text:span text:style-name="T1">Merchant nodes</text:span></text:span> do all listening for their linked merchants.. the merchants themselves no longer handle speech events.. This results in lower overall CPU utilization and much more user-friendly interaction for the players in game.</text:p>
      <text:p text:style-name="P13"/>
      <text:p text:style-name="P13"><text:s text:c="3"/>Only the closest NPC within <text:span text:style-name="Default_20_Paragraph_20_Font"><text:span text:style-name="T2">line of sight</text:span></text:span> (LOS) and no greater than 4 tiles away from the player will receive the speech event. So the player can always choose which NPC he wishes to interact with by positioning himself closest to the NPC.</text:p>
      <text:p text:style-name="P13"/>
      <text:p text:style-name="P13"><text:s text:c="3"/>Vendors will keep items sold to them from players and will alter the buy/sell price of those items to reflect quality and condition. If a vendor does not sell the item after 2 restock cycles, he will liquidate the items back into gold currency to use for replenishing his stock and buying new goods..</text:p>
      <text:p text:style-name="P13"/>
      <text:p text:style-name="P13"><text:s text:c="3"/>Vendors have a limited amount of gold to work with. As a vendor buys and sells goods, his pool of available gold will increase or decrease. Players that sell a lot of items to NPCs will find that the NPC cannot afford to purchase anymore items and may not be able to afford to restock his normal stock of items.</text:p>
      <text:p text:style-name="P13"/>
      <text:p text:style-name="P13"><text:s text:c="3"/>Vendors spend their profit to restock their own regular inventory. Once a vendor runs out of money, he must sell some of his current stock before he can restock to normal levels..</text:p>
      <text:p text:style-name="P13"/>
      <text:p text:style-name="P13"><text:s text:c="3"/>When a vendor sells out of a particular item in a given stock cycle, he will attempt to purchase an increased amount during his next restock. This amount may increase up to 20 X his base value.. if a vendor does not sell the elevated items, he will stop stocking them until he reaches his base inventory</text:p>
      <text:p text:style-name="P1">and then continue from that base..</text:p>
      <text:p text:style-name="P1"/>
      <text:p text:style-name="P2">INSTALLATION:</text:p>
      <text:p text:style-name="P1">To install a <text:span text:style-name="Default_20_Paragraph_20_Font"><text:span text:style-name="T1">merchant node</text:span></text:span>, you must know the following information before you begin:</text:p>
      <text:p text:style-name="P13">Largest radius of the room to monitor. this can be determined by standing in the exact center of the room and counting the tiles to the furthest wall. Keep in mind that the nodes check line of sight. So for buildings that are not rectangular, you must base your centering on the assumption that the building is rectangular. once you have your radius, you must create your NPCs.</text:p>
      <text:p text:style-name="P13"/>
      <text:p text:style-name="P13">Note that merchant NPCs are designed to be permanent and should not be created by the .createnpc command or a spawn point. Use the .createnode command to begin setting up the node.</text:p>
      <text:p text:style-name="P2"/>
      <text:p text:style-name="P2"><text:soft-page-break/></text:p>
      <text:p text:style-name="P2"/>
      <text:p text:style-name="P2">CREATION:</text:p>
      <text:p text:style-name="P1"><text:span text:style-name="T4"><text:s text:c="3"/>T</text:span>he createnode gump is pretty straight forward. simply fill in the radius in the spot <text:span text:style-name="T8">labeled</text:span> “Define Listener Range” and choose whether the node controls merchants or bankers. <text:span text:style-name="T4">S</text:span>etting a node to "banker" will cause the node not to run restock. So do not use this setting on normal merchants.</text:p>
      <text:p text:style-name="P1"/>
      <text:p text:style-name="P13"><text:s text:c="3"/>The "Next Respawn" field is the amount of time between restocks in minutes. Each npc will restock his inventory on that interval. The default of 30 minutes is recommended for all merchants except reagent vendors which seem to work best at 12 minute restock intervals. Once all the relevant information is entered, click the "okay" button.</text:p>
      <text:p text:style-name="P13"/>
      <text:p text:style-name="P13"><text:s text:c="3"/>You will get a target cursor. This is for placing the node. Place the node at the center of the room, even if it is within a wall or outside the actual building. Once the node is created, double-click on it and a gump will appear. There is a checkbox in the upper left hand side of the gump. Click on that to create a merchant. The gump will disappear and you will be asked to enter the type of merchant you wish to spawn. Enter the merchant type, for example carpenter, and you will receive a target. Choose where you wish the merchant to appear. The node will spawn the merchant at that location. Please note that it my take up to 60 seconds for the merchant to appear in game.</text:p>
      <text:p text:style-name="P13"/>
      <text:p text:style-name="P13"><text:s text:c="3"/>There are occasions when you might want more than one merchant in a shop or location. So to place another merchant use the node again and click on the checkbox in the gump and follow the procedure for placing a merchant.</text:p>
      <text:p text:style-name="P1"/>
      <text:p text:style-name="P1">Here is a list of the current merchant types:</text:p>
      <table:table table:name="Table1" table:style-name="Table1">
        <table:table-column table:style-name="Table1.A" table:number-columns-repeated="2"/>
        <table:table-column table:style-name="Table1.C" table:number-columns-repeated="2"/>
        <table:table-row>
          <table:table-cell table:style-name="Table1.A1" office:value-type="string">
            <text:p text:style-name="P1">Alchemist</text:p>
          </table:table-cell>
          <table:table-cell table:style-name="Table1.A1" office:value-type="string">
            <text:p text:style-name="P1">Bard</text:p>
          </table:table-cell>
          <table:table-cell table:style-name="Table1.A1" office:value-type="string">
            <text:p text:style-name="P1">Cobbler</text:p>
          </table:table-cell>
          <table:table-cell table:style-name="Table1.A1" office:value-type="string">
            <text:p text:style-name="P1">MapMaker</text:p>
          </table:table-cell>
        </table:table-row>
        <table:table-row>
          <table:table-cell table:style-name="Table1.A1" office:value-type="string">
            <text:p text:style-name="P1">Appraiser</text:p>
          </table:table-cell>
          <table:table-cell table:style-name="Table1.A1" office:value-type="string">
            <text:p text:style-name="P1">BarKeep</text:p>
          </table:table-cell>
          <table:table-cell table:style-name="Table1.A1" office:value-type="string">
            <text:p text:style-name="P1">Farmer</text:p>
          </table:table-cell>
          <table:table-cell table:style-name="Table1.A1" office:value-type="string">
            <text:p text:style-name="P1">Provisioner</text:p>
          </table:table-cell>
        </table:table-row>
        <table:table-row>
          <table:table-cell table:style-name="Table1.A1" office:value-type="string">
            <text:p text:style-name="P1">Architect</text:p>
          </table:table-cell>
          <table:table-cell table:style-name="Table1.A1" office:value-type="string">
            <text:p text:style-name="P1">BarMaid</text:p>
          </table:table-cell>
          <table:table-cell table:style-name="Table1.A1" office:value-type="string">
            <text:p text:style-name="P1">Fisherman</text:p>
          </table:table-cell>
          <table:table-cell table:style-name="Table1.A1" office:value-type="string">
            <text:p text:style-name="P1">Scribe</text:p>
          </table:table-cell>
        </table:table-row>
        <table:table-row>
          <table:table-cell table:style-name="Table1.A1" office:value-type="string">
            <text:p text:style-name="P1">Armorer</text:p>
          </table:table-cell>
          <table:table-cell table:style-name="Table1.A1" office:value-type="string">
            <text:p text:style-name="P1">Blacksmith</text:p>
          </table:table-cell>
          <table:table-cell table:style-name="Table1.A1" office:value-type="string">
            <text:p text:style-name="P1">Healer</text:p>
          </table:table-cell>
          <table:table-cell table:style-name="Table1.A1" office:value-type="string">
            <text:p text:style-name="P1">ShipWright</text:p>
          </table:table-cell>
        </table:table-row>
        <table:table-row>
          <table:table-cell table:style-name="Table1.A1" office:value-type="string">
            <text:p text:style-name="P1">Assassin</text:p>
          </table:table-cell>
          <table:table-cell table:style-name="Table1.A1" office:value-type="string">
            <text:p text:style-name="P1">Bowyer</text:p>
          </table:table-cell>
          <table:table-cell table:style-name="Table1.A1" office:value-type="string">
            <text:p text:style-name="P1">Herbalist</text:p>
          </table:table-cell>
          <table:table-cell table:style-name="Table1.A1" office:value-type="string">
            <text:p text:style-name="P1">StableMaster</text:p>
          </table:table-cell>
        </table:table-row>
        <table:table-row>
          <table:table-cell table:style-name="Table1.A1" office:value-type="string">
            <text:p text:style-name="P1">Auctioneer</text:p>
          </table:table-cell>
          <table:table-cell table:style-name="Table1.A1" office:value-type="string">
            <text:p text:style-name="P1">BucsBanker</text:p>
          </table:table-cell>
          <table:table-cell table:style-name="Table1.A1" office:value-type="string">
            <text:p text:style-name="P1">InnKeeper</text:p>
          </table:table-cell>
          <table:table-cell table:style-name="Table1.A1" office:value-type="string">
            <text:p text:style-name="P1">Tailor</text:p>
          </table:table-cell>
        </table:table-row>
        <table:table-row>
          <table:table-cell table:style-name="Table1.A1" office:value-type="string">
            <text:p text:style-name="P1">Baker</text:p>
          </table:table-cell>
          <table:table-cell table:style-name="Table1.A1" office:value-type="string">
            <text:p text:style-name="P1">BucsHealer</text:p>
          </table:table-cell>
          <table:table-cell table:style-name="Table1.A1" office:value-type="string">
            <text:p text:style-name="P1">Jeweler</text:p>
          </table:table-cell>
          <table:table-cell table:style-name="Table1.A1" office:value-type="string">
            <text:p text:style-name="P1">Tinker</text:p>
          </table:table-cell>
        </table:table-row>
        <table:table-row>
          <table:table-cell table:style-name="Table1.A1" office:value-type="string">
            <text:p text:style-name="P1">Banker</text:p>
          </table:table-cell>
          <table:table-cell table:style-name="Table1.A1" office:value-type="string">
            <text:p text:style-name="P1">Butcher</text:p>
          </table:table-cell>
          <table:table-cell table:style-name="Table1.A1" office:value-type="string">
            <text:p text:style-name="P1">LeatherWorker</text:p>
          </table:table-cell>
          <table:table-cell table:style-name="Table1.A1" office:value-type="string">
            <text:p text:style-name="P1">WanderingHealer</text:p>
          </table:table-cell>
        </table:table-row>
        <table:table-row>
          <table:table-cell table:style-name="Table1.A1" office:value-type="string">
            <text:p text:style-name="P1">Barber</text:p>
          </table:table-cell>
          <table:table-cell table:style-name="Table1.A1" office:value-type="string">
            <text:p text:style-name="P1">Carpenter</text:p>
          </table:table-cell>
          <table:table-cell table:style-name="Table1.A1" office:value-type="string">
            <text:p text:style-name="P1">Mage</text:p>
          </table:table-cell>
          <table:table-cell table:style-name="Table1.A1" office:value-type="string">
            <text:p text:style-name="P1">Weaponsmith</text:p>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Weaver</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9">Controlling a Merchant’s Stock</text:p>
      <text:p text:style-name="P3"/>
      <text:p text:style-name="P4">The items a merchant may sell or buy are listed by merchant type in the mrcspawn.cfg located in the main config folder. <text:span text:style-name="T5">The mrcspawn.cfg file is organized in two (2) sections. The first section lists the merchant types and the items they can sell or buy. The items they can sell or buy are usually identified by groups. The second section of the file defines each group with a list of items that are in that group.</text:span></text:p>
      <text:p text:style-name="P4"/>
      <text:p text:style-name="P4">Here is a sample entry for the merchant type <text:span text:style-name="T5">alchemist:</text:span></text:p>
      <text:p text:style-name="P10">MarchantType Alchemist</text:p>
      <text:p text:style-name="P10">{</text:p>
      <text:p text:style-name="P10"><text:s text:c="4"/>Sells Reagents</text:p>
      <text:p text:style-name="P10"><text:s text:c="4"/>Sells Potions</text:p>
      <text:p text:style-name="P10"><text:s text:c="4"/>Buys <text:s/>potions</text:p>
      <text:p text:style-name="P10"><text:s text:c="4"/>Buys <text:s/>allpotions</text:p>
      <text:p text:style-name="P10"><text:s text:c="4"/>Buys <text:s/>reagents</text:p>
      <text:p text:style-name="P10">}</text:p>
      <text:p text:style-name="P4"/>
      <text:p text:style-name="P5">Here is a sample entry for the Reagents group:</text:p>
      <text:p text:style-name="P11">ProductGroup <text:s text:c="3"/>Reagents</text:p>
      <text:p text:style-name="P11">{</text:p>
      <text:p text:style-name="P11"><text:s text:c="4"/>Item <text:s text:c="3"/>0xF7A <text:s/>100 //black pearl</text:p>
      <text:p text:style-name="P11"><text:s text:c="4"/>Item <text:s text:c="3"/>0xF7B <text:s/>100 //blood moss</text:p>
      <text:p text:style-name="P11"><text:s text:c="4"/>Item <text:s text:c="3"/>0xF84 <text:s/>100 //garlic</text:p>
      <text:p text:style-name="P11"><text:s text:c="4"/>Item <text:s text:c="3"/>0xF85 <text:s/>100 //ginseng</text:p>
      <text:p text:style-name="P11"><text:s text:c="4"/>Item <text:s text:c="3"/>0xF86 <text:s/>100 //mandrake root</text:p>
      <text:p text:style-name="P11"><text:s text:c="4"/>Item <text:s text:c="3"/>0xF88 <text:s/>100 //nightshade</text:p>
      <text:p text:style-name="P11"><text:s text:c="4"/>Item <text:s text:c="3"/>0xF8C <text:s/>100 //sulphurous ash</text:p>
      <text:p text:style-name="P11"><text:s text:c="4"/>Item <text:s text:c="3"/>0xF8D <text:s/>100 //spider's silk</text:p>
      <text:p text:style-name="P11">}</text:p>
      <text:p text:style-name="P5"/>
      <text:p text:style-name="P6">You can customize <text:span text:style-name="T6">the items bought or sold by vendors by adding a new group to their list. </text:span></text:p>
      <text:p text:style-name="P6"/>
      <text:p text:style-name="P18">You can also edit the items in a group list by either adding or removing items from the group. When adding items to a group you may use either the item name or its ObjType number.</text:p>
      <text:p text:style-name="P7"/>
      <text:p text:style-name="P7">The format for an item entry is:</text:p>
      <text:p text:style-name="P12">“Item” <text:s text:c="2"/>item name or ObjType number <text:s text:c="2"/><text:span text:style-name="T7">maximum </text:span>amount to <text:span text:style-name="T7">re</text:span>stock</text:p>
      <text:p text:style-name="P7"/>
      <text:p text:style-name="P7">So in the first item in the Reagents sample group shown the element is “Item”. The ObjType is 0xF7A which is the ObjType for Black Pearl and the maximum amount that will be restocked in the vendor’s inventory is 100.</text:p>
      <text:p text:style-name="P7"/>
      <text:p text:style-name="P18">You can add new groups or even remove an entire group if you wish. If you remove a group remember to delete that group from any merchant type that had that group in its buy and sell lis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ucida Sans1" svg:font-family="'Lucida Sans'" style:font-family-generic="swiss"/>
    <style:font-face style:name="Courier New" svg:font-family="'Courier New'"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3T21:05:05.239000000</meta:creation-date>
    <dc:date>2019-09-15T03:23:02.023000000</dc:date>
    <meta:editing-duration>PT7H24M50S</meta:editing-duration>
    <meta:editing-cycles>12</meta:editing-cycles>
    <meta:generator>LibreOffice/6.2.5.2$Windows_X86_64 LibreOffice_project/1ec314fa52f458adc18c4f025c545a4e8b22c159</meta:generator>
    <dc:description>This document will cover the guard nodes, merchant nodes, the items a merchant will stock , and items a merchant will buy.</dc:description>
    <dc:title>The Distro Town Guard, Merchant/Banker Systems</dc:title>
    <meta:document-statistic meta:table-count="1" meta:image-count="0" meta:object-count="0" meta:page-count="3" meta:paragraph-count="89" meta:word-count="1120" meta:character-count="6444" meta:non-whitespace-character-count="5291"/>
  </office:meta>
</office:document-meta>
</file>